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000000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gradient" draw:fill-color="#000000" draw:fill-gradient-name="Gradient_20_4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gradient" draw:fill-color="#000000" draw:fill-gradient-name="Gradient_20_6" draw:textarea-horizontal-align="justify" draw:textarea-vertical-align="middle" draw:auto-grow-height="false" fo:min-height="1.154cm" fo:min-width="0.904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43cm" fo:min-width="0.893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gradient" draw:fill-color="#000000" draw:fill-gradient-name="Gradient_20_4"/>
      <style:paragraph-properties fo:text-align="center" style:writing-mode="lr-tb"/>
    </style:style>
    <style:style style:name="P4" style:family="paragraph">
      <loext:graphic-properties draw:fill="gradient" draw:fill-color="#000000" draw:fill-gradient-name="Gradient_20_6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032cm" svg:height="2.032cm" svg:x="11.287cm" svg:y="3.794cm">
            <text:p text:style-name="P1">S0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2.032cm" svg:height="2.032cm" svg:x="11.287cm" svg:y="8.239cm">
            <text:p text:style-name="P1">S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2" draw:id="id2" draw:layer="layout" svg:width="2.032cm" svg:height="2.032cm" svg:x="18.018cm" svg:y="11.795cm">
            <text:p text:style-name="P1">S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svg:x1="13.319cm" svg:y1="4.81cm" svg:x2="19.034cm" svg:y2="11.795cm" draw:start-shape="id1" draw:start-glue-point="10" draw:end-shape="id2" draw:end-glue-point="4" svg:d="M13319 4810h5715v6985" svg:viewBox="0 0 5716 6986">
            <text:p/>
          </draw:connector>
          <draw:line draw:style-name="gr4" draw:text-style-name="P5" draw:layer="layout" svg:x1="12.303cm" svg:y1="5.953cm" svg:x2="12.303cm" svg:y2="8.366cm">
            <text:p/>
          </draw:line>
          <draw:connector draw:style-name="gr4" draw:text-style-name="P5" draw:layer="layout" draw:type="curve" draw:line-skew="-0.475cm 0.412cm" svg:x1="11.287cm" svg:y1="9.255cm" svg:x2="12.303cm" svg:y2="10.271cm" draw:start-shape="id3" draw:start-glue-point="6" draw:end-shape="id3" draw:end-glue-point="8" svg:d="M11287 9255c-1489 0-1241 974-615 1577s1631 835 1631-561" svg:viewBox="0 0 2124 2052">
            <text:p/>
          </draw:connector>
          <draw:line draw:style-name="gr4" draw:text-style-name="P5" draw:layer="layout" svg:x1="13.319cm" svg:y1="9.382cm" svg:x2="19.034cm" svg:y2="9.382cm">
            <text:p/>
          </draw:line>
          <draw:custom-shape draw:style-name="gr5" draw:text-style-name="P6" draw:layer="layout" svg:width="1.651cm" svg:height="0.889cm" svg:x="9.509cm" svg:y="4.3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7" draw:layer="layout" svg:width="3.429cm" svg:height="1.143cm" svg:x="9.001cm" svg:y="6.461cm">
            <draw:text-box>
              <text:p><text:span text:style-name="T1">[ a-z A-Z _ ]</text:span></text:p>
            </draw:text-box>
          </draw:frame>
          <draw:frame draw:style-name="gr7" draw:text-style-name="P7" draw:layer="layout" svg:width="4.826cm" svg:height="1.505cm" svg:x="7.477cm" svg:y="11.414cm">
            <draw:text-box>
              <text:p><text:span text:style-name="T1">[ a-z A-Z 0-9 _ ]</text:span></text:p>
            </draw:text-box>
          </draw:frame>
          <draw:frame draw:style-name="gr7" draw:text-style-name="P7" draw:layer="layout" svg:width="4.826cm" svg:height="1.505cm" svg:x="13.573cm" svg:y="9.509cm">
            <draw:text-box>
              <text:p><text:span text:style-name="T1">[ ^ a-z A-Z 0-9 _ ]</text:span></text:p>
            </draw:text-box>
          </draw:frame>
          <draw:frame draw:style-name="gr7" draw:text-style-name="P7" draw:layer="layout" svg:width="4.572cm" svg:height="1.505cm" svg:x="14.081cm" svg:y="4.937cm">
            <draw:text-box>
              <text:p><text:span text:style-name="T1">[ ^ a-z A-Z _ ]</text:span></text:p>
            </draw:text-box>
          </draw:frame>
          <draw:connector draw:style-name="gr4" draw:text-style-name="P5" draw:layer="layout" draw:type="curve" svg:x1="18.315cm" svg:y1="13.53cm" svg:x2="18.315cm" svg:y2="12.092cm" draw:start-shape="id2" draw:start-glue-point="7" draw:end-shape="id2" draw:end-glue-point="5" svg:d="M18315 13530c-1222 0-1222-1438 0-1438" svg:viewBox="0 0 917 1439">
            <text:p/>
          </draw:connector>
          <draw:frame draw:style-name="gr8" draw:text-style-name="P9" draw:layer="layout" svg:width="2.095cm" svg:height="0.878cm" svg:x="15.288cm" svg:y="12.314cm">
            <draw:text-box>
              <text:p text:style-name="P8"><text:span text:style-name="T1">[ ∑ ]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006400" draw:end-color="#00ff00" draw:start-intensity="100%" draw:end-intensity="100%" draw:angle="300" draw:border="0%"/>
    <draw:gradient draw:name="Gradient_20_6" draw:display-name="Gradient 6" draw:style="linear" draw:start-color="#8b0000" draw:end-color="#ff0000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00:47:51.393059965</meta:creation-date>
    <dc:date>2021-10-09T13:11:31.075871067</dc:date>
    <meta:editing-duration>PT5M42S</meta:editing-duration>
    <meta:editing-cycles>2</meta:editing-cycles>
    <meta:generator>LibreOffice/6.4.7.2$Linux_X86_64 LibreOffice_project/40$Build-2</meta:generator>
    <meta:document-statistic meta:object-count="15"/>
  </office:meta>
</office:document-meta>
</file>